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No_20_Spacing">
      <style:text-properties style:text-underline-style="solid" style:text-underline-width="auto" style:text-underline-color="font-color"/>
    </style:style>
    <style:style style:name="P3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4"/>
    <style:style style:name="P9" style:family="paragraph" style:parent-style-name="List_20_Paragraph" style:list-style-name="L3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&amp;D Assessment-Process</text:p>
      <text:p text:style-name="P1"><text:bookmark text:name="Bookmark"/></text:p>
      <text:p text:style-name="P5">Sitzungsprotokoll vom 25.10.2019 <text:tab/><text:tab/><text:tab/><text:tab/><text:tab/></text:p>
      <text:p text:style-name="Standard"/>
      <text:p text:style-name="Standard"><text:span text:style-name="T1">Teilnehmer:</text:span> Elina Huck, Sören Benjes, Tom Weitze, Ron Kagelmann </text:p>
      <text:p text:style-name="Standard"><text:span text:style-name="T1">Scrum-Master:</text:span> Ron Kagelmann<text:tab/></text:p>
      <text:p text:style-name="Standard"><text:span text:style-name="T1">Ansprechpartner:</text:span> Lena Hoffmann, Markus <text:s/>Sydekum<text:tab/></text:p>
      <text:p text:style-name="Standard"/>
      <text:p text:style-name="P6">Themen:</text:p>
      <text:list xml:id="list3888645056778019886" text:style-name="WWNum1">
        <text:list-item>
          <text:p text:style-name="P7">Jira-Projekt mithilfe der Auszubildenen einrichten </text:p>
        </text:list-item>
        <text:list-item>
          <text:p text:style-name="P7">Besprechung der letzten Aufgaben </text:p>
        </text:list-item>
        <text:list-item>
          <text:p text:style-name="P7">Zusammenführen der einzelnen HTML-Seiten</text:p>
        </text:list-item>
        <text:list-item>
          <text:p text:style-name="P7">Teammitglieder bringen sich auf neusten Stand</text:p>
        </text:list-item>
        <text:list-item>
          <text:p text:style-name="P7">Jira-Projekt aktualisieren</text:p>
        </text:list-item>
        <text:list-item>
          <text:p text:style-name="P7">Aufgabenverteilung:</text:p>
          <text:list>
            <text:list-item>
              <text:p text:style-name="P7">Sören: Seiten zusammenführen und erste Gedanken zu Design</text:p>
            </text:list-item>
            <text:list-item>
              <text:p text:style-name="P7">Ron: Eingabe der ID /Jobbeschreibung und übergeben an die nächste Seite</text:p>
            </text:list-item>
            <text:list-item>
              <text:p text:style-name="P7">Elina: Fragebogen auswerten, Jira-Projekt aktualisieren</text:p>
            </text:list-item>
            <text:list-item>
              <text:p text:style-name="P7">Tom: <text:s/>txt-Datei auslesen und Fragen generieren</text:p>
            </text:list-item>
          </text:list>
        </text:list-item>
      </text:list>
      <text:p text:style-name="No_20_Spacing"/>
      <text:p text:style-name="No_20_Spacing"/>
      <text:p text:style-name="P2"/>
      <text:p text:style-name="No_20_Spacing"><text:span text:style-name="T1">Ziele:</text:span></text:p>
      <text:list xml:id="list6586557668278007290" text:style-name="L3">
        <text:list-header>
          <text:p text:style-name="P9"/>
        </text:list-header>
      </text:list>
      <text:list xml:id="list8749468179526469546" text:style-name="WWNum4">
        <text:list-item>
          <text:p text:style-name="P8">Programmierung: Fragebogen erstellen mit ID und Beruf</text:p>
        </text:list-item>
        <text:list-item>
          <text:p text:style-name="P8">Programmierung: Fragebogen aus txt-Datei lesen und Fragen generieren</text:p>
        </text:list-item>
        <text:list-item>
          <text:p text:style-name="P8">Programmierung: Fragebogen auf Richtigkeit auswerten</text:p>
        </text:list-item>
        <text:list-item>
          <text:p text:style-name="P8">Programmierung: Design und Zusammenführung der Seite</text:p>
          <text:p text:style-name="P8"/>
        </text:list-item>
      </text:list>
      <text:p text:style-name="Standard"/>
      <text:p text:style-name="P3">Nächstes Treffen: 08.11.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</meta:initial-creator>
    <meta:editing-cycles>4</meta:editing-cycles>
    <meta:creation-date>2019-10-11T08:17:00</meta:creation-date>
    <dc:date>2019-10-25T11:12:21.02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22" meta:word-count="119" meta:character-count="9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